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92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_0_0_0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2"/>
          <table:table-cell office:value-type="float" office:value="17348.0000000001" calcext:value-type="float">
            <text:p>17348.000000000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3772.0000000002" calcext:value-type="float">
            <text:p>23772.0000000002</text:p>
          </table:table-cell>
          <table:table-cell office:value-type="float" office:value="26739.9999999998" calcext:value-type="float">
            <text:p>26739.9999999998</text:p>
          </table:table-cell>
          <table:table-cell office:value-type="float" office:value="29879.9999999999" calcext:value-type="float">
            <text:p>29879.9999999999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31647.9999999997" calcext:value-type="float">
            <text:p>31647.9999999997</text:p>
          </table:table-cell>
          <table:table-cell office:value-type="float" office:value="35232" calcext:value-type="float">
            <text:p>35232</text:p>
          </table:table-cell>
          <table:table-cell office:value-type="float" office:value="38032.0000000001" calcext:value-type="float">
            <text:p>38032.0000000001</text:p>
          </table:table-cell>
          <table:table-cell office:value-type="float" office:value="41375.9999999996" calcext:value-type="float">
            <text:p>41375.9999999996</text:p>
          </table:table-cell>
          <table:table-cell office:value-type="float" office:value="44808.0000000001" calcext:value-type="float">
            <text:p>44808.0000000001</text:p>
          </table:table-cell>
          <table:table-cell office:value-type="float" office:value="48063.9999999999" calcext:value-type="float">
            <text:p>48063.9999999999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39968.0000000002" calcext:value-type="float">
            <text:p>39968.0000000002</text:p>
          </table:table-cell>
          <table:table-cell office:value-type="float" office:value="43887.9999999997" calcext:value-type="float">
            <text:p>43887.9999999997</text:p>
          </table:table-cell>
          <table:table-cell office:value-type="float" office:value="47484.000000001" calcext:value-type="float">
            <text:p>47484.000000001</text:p>
          </table:table-cell>
          <table:table-cell office:value-type="float" office:value="49924.0000000001" calcext:value-type="float">
            <text:p>49924.0000000001</text:p>
          </table:table-cell>
          <table:table-cell office:value-type="float" office:value="54460.0000000006" calcext:value-type="float">
            <text:p>54460.0000000006</text:p>
          </table:table-cell>
          <table:table-cell office:value-type="float" office:value="57308.0000000004" calcext:value-type="float">
            <text:p>57308.0000000004</text:p>
          </table:table-cell>
          <table:table-cell office:value-type="float" office:value="61148.0000000009" calcext:value-type="float">
            <text:p>61148.0000000009</text:p>
          </table:table-cell>
          <table:table-cell office:value-type="float" office:value="64532.0000000005" calcext:value-type="float">
            <text:p>64532.0000000005</text:p>
          </table:table-cell>
          <table:table-cell office:value-type="float" office:value="67079.9999999994" calcext:value-type="float">
            <text:p>67079.9999999994</text:p>
          </table:table-cell>
          <table:table-cell office:value-type="float" office:value="71711.9999999993" calcext:value-type="float">
            <text:p>71711.999999999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7412" calcext:value-type="float">
            <text:p>47412</text:p>
          </table:table-cell>
          <table:table-cell office:value-type="float" office:value="50711.9999999994" calcext:value-type="float">
            <text:p>50711.9999999994</text:p>
          </table:table-cell>
          <table:table-cell office:value-type="float" office:value="57376.0000000001" calcext:value-type="float">
            <text:p>57376.0000000001</text:p>
          </table:table-cell>
          <table:table-cell office:value-type="float" office:value="61192.000000001" calcext:value-type="float">
            <text:p>61192.000000001</text:p>
          </table:table-cell>
          <table:table-cell office:value-type="float" office:value="63952.0000000005" calcext:value-type="float">
            <text:p>63952.0000000005</text:p>
          </table:table-cell>
          <table:table-cell office:value-type="float" office:value="68075.9999999991" calcext:value-type="float">
            <text:p>68075.9999999991</text:p>
          </table:table-cell>
          <table:table-cell office:value-type="float" office:value="71412.0000000018" calcext:value-type="float">
            <text:p>71412.0000000018</text:p>
          </table:table-cell>
          <table:table-cell office:value-type="float" office:value="74339.9999999994" calcext:value-type="float">
            <text:p>74339.9999999994</text:p>
          </table:table-cell>
          <table:table-cell office:value-type="float" office:value="78603.9999999999" calcext:value-type="float">
            <text:p>78603.9999999999</text:p>
          </table:table-cell>
          <table:table-cell office:value-type="float" office:value="83248.0000000002" calcext:value-type="float">
            <text:p>83248.0000000002</text:p>
          </table:table-cell>
          <table:table-cell office:value-type="float" office:value="87180" calcext:value-type="float">
            <text:p>87180</text:p>
          </table:table-cell>
          <table:table-cell office:value-type="float" office:value="91023.9999999973" calcext:value-type="float">
            <text:p>91023.9999999973</text:p>
          </table:table-cell>
          <table:table-cell office:value-type="float" office:value="95216.0000000024" calcext:value-type="float">
            <text:p>95216.0000000024</text:p>
          </table:table-cell>
          <table:table-cell office:value-type="float" office:value="98904.0000000019" calcext:value-type="float">
            <text:p>98904.0000000019</text:p>
          </table:table-cell>
        </table:table-row>
        <table:table-row table:style-name="ro1">
          <table:table-cell table:number-columns-repeated="7"/>
          <table:table-cell office:value-type="float" office:value="58003.999999996" calcext:value-type="float">
            <text:p>58003.999999996</text:p>
          </table:table-cell>
          <table:table-cell office:value-type="float" office:value="62276.0000000033" calcext:value-type="float">
            <text:p>62276.0000000033</text:p>
          </table:table-cell>
          <table:table-cell office:value-type="float" office:value="65547.9999999997" calcext:value-type="float">
            <text:p>65547.9999999997</text:p>
          </table:table-cell>
          <table:table-cell office:value-type="float" office:value="71127.9999999981" calcext:value-type="float">
            <text:p>71127.9999999981</text:p>
          </table:table-cell>
          <table:table-cell office:value-type="float" office:value="74035.9999999995" calcext:value-type="float">
            <text:p>74035.9999999995</text:p>
          </table:table-cell>
          <table:table-cell office:value-type="float" office:value="78504.0000000015" calcext:value-type="float">
            <text:p>78504.0000000015</text:p>
          </table:table-cell>
          <table:table-cell office:value-type="float" office:value="83516.0000000013" calcext:value-type="float">
            <text:p>83516.0000000013</text:p>
          </table:table-cell>
          <table:table-cell office:value-type="float" office:value="88864.0000000018" calcext:value-type="float">
            <text:p>88864.0000000018</text:p>
          </table:table-cell>
          <table:table-cell office:value-type="float" office:value="91559.9999999994" calcext:value-type="float">
            <text:p>91559.9999999994</text:p>
          </table:table-cell>
          <table:table-cell office:value-type="float" office:value="94448.0000000025" calcext:value-type="float">
            <text:p>94448.0000000025</text:p>
          </table:table-cell>
          <table:table-cell office:value-type="float" office:value="100296.000000002" calcext:value-type="float">
            <text:p>100296.000000002</text:p>
          </table:table-cell>
          <table:table-cell office:value-type="float" office:value="105979.999999999" calcext:value-type="float">
            <text:p>105979.999999999</text:p>
          </table:table-cell>
          <table:table-cell office:value-type="float" office:value="109632" calcext:value-type="float">
            <text:p>109632</text:p>
          </table:table-cell>
        </table:table-row>
        <table:table-row table:style-name="ro1">
          <table:table-cell table:number-columns-repeated="8"/>
          <table:table-cell office:value-type="float" office:value="65528.0000000014" calcext:value-type="float">
            <text:p>65528.0000000014</text:p>
          </table:table-cell>
          <table:table-cell office:value-type="float" office:value="71347.9999999977" calcext:value-type="float">
            <text:p>71347.9999999977</text:p>
          </table:table-cell>
          <table:table-cell office:value-type="float" office:value="76912.0000000001" calcext:value-type="float">
            <text:p>76912.0000000001</text:p>
          </table:table-cell>
          <table:table-cell office:value-type="float" office:value="81372.0000000018" calcext:value-type="float">
            <text:p>81372.0000000018</text:p>
          </table:table-cell>
          <table:table-cell office:value-type="float" office:value="86952.0000000001" calcext:value-type="float">
            <text:p>86952.0000000001</text:p>
          </table:table-cell>
          <table:table-cell office:value-type="float" office:value="91768.0000000054" calcext:value-type="float">
            <text:p>91768.0000000054</text:p>
          </table:table-cell>
          <table:table-cell office:value-type="float" office:value="95399.9999999944" calcext:value-type="float">
            <text:p>95399.9999999944</text:p>
          </table:table-cell>
          <table:table-cell office:value-type="float" office:value="101712.000000003" calcext:value-type="float">
            <text:p>101712.000000003</text:p>
          </table:table-cell>
          <table:table-cell office:value-type="float" office:value="105719.999999998" calcext:value-type="float">
            <text:p>105719.999999998</text:p>
          </table:table-cell>
          <table:table-cell office:value-type="float" office:value="109712.000000002" calcext:value-type="float">
            <text:p>109712.000000002</text:p>
          </table:table-cell>
          <table:table-cell office:value-type="float" office:value="114355.999999995" calcext:value-type="float">
            <text:p>114355.999999995</text:p>
          </table:table-cell>
          <table:table-cell office:value-type="float" office:value="118923.999999998" calcext:value-type="float">
            <text:p>118923.999999998</text:p>
          </table:table-cell>
        </table:table-row>
        <table:table-row table:style-name="ro1">
          <table:table-cell table:number-columns-repeated="9"/>
          <table:table-cell office:value-type="float" office:value="80076" calcext:value-type="float">
            <text:p>80076</text:p>
          </table:table-cell>
          <table:table-cell office:value-type="float" office:value="82900.0000000058" calcext:value-type="float">
            <text:p>82900.0000000058</text:p>
          </table:table-cell>
          <table:table-cell office:value-type="float" office:value="88867.9999999997" calcext:value-type="float">
            <text:p>88867.9999999997</text:p>
          </table:table-cell>
          <table:table-cell office:value-type="float" office:value="94080.0000000053" calcext:value-type="float">
            <text:p>94080.0000000053</text:p>
          </table:table-cell>
          <table:table-cell office:value-type="float" office:value="99295.9999999954" calcext:value-type="float">
            <text:p>99295.9999999954</text:p>
          </table:table-cell>
          <table:table-cell office:value-type="float" office:value="105015.999999996" calcext:value-type="float">
            <text:p>105015.999999996</text:p>
          </table:table-cell>
          <table:table-cell office:value-type="float" office:value="108031.999999998" calcext:value-type="float">
            <text:p>108031.999999998</text:p>
          </table:table-cell>
          <table:table-cell office:value-type="float" office:value="112772.000000003" calcext:value-type="float">
            <text:p>112772.000000003</text:p>
          </table:table-cell>
          <table:table-cell office:value-type="float" office:value="119720.000000001" calcext:value-type="float">
            <text:p>119720.000000001</text:p>
          </table:table-cell>
          <table:table-cell office:value-type="float" office:value="122048.000000001" calcext:value-type="float">
            <text:p>122048.000000001</text:p>
          </table:table-cell>
          <table:table-cell office:value-type="float" office:value="128824.000000005" calcext:value-type="float">
            <text:p>128824.000000005</text:p>
          </table:table-cell>
        </table:table-row>
        <table:table-row table:style-name="ro1">
          <table:table-cell table:number-columns-repeated="10"/>
          <table:table-cell office:value-type="float" office:value="90476.000000006" calcext:value-type="float">
            <text:p>90476.000000006</text:p>
          </table:table-cell>
          <table:table-cell office:value-type="float" office:value="96796.0000000012" calcext:value-type="float">
            <text:p>96796.0000000012</text:p>
          </table:table-cell>
          <table:table-cell office:value-type="float" office:value="101832.000000002" calcext:value-type="float">
            <text:p>101832.000000002</text:p>
          </table:table-cell>
          <table:table-cell office:value-type="float" office:value="104616.000000002" calcext:value-type="float">
            <text:p>104616.000000002</text:p>
          </table:table-cell>
          <table:table-cell office:value-type="float" office:value="111492.000000002" calcext:value-type="float">
            <text:p>111492.000000002</text:p>
          </table:table-cell>
          <table:table-cell office:value-type="float" office:value="118696.000000007" calcext:value-type="float">
            <text:p>118696.000000007</text:p>
          </table:table-cell>
          <table:table-cell office:value-type="float" office:value="123347.999999996" calcext:value-type="float">
            <text:p>123347.999999996</text:p>
          </table:table-cell>
          <table:table-cell office:value-type="float" office:value="127092.000000006" calcext:value-type="float">
            <text:p>127092.000000006</text:p>
          </table:table-cell>
          <table:table-cell office:value-type="float" office:value="129640.000000002" calcext:value-type="float">
            <text:p>129640.000000002</text:p>
          </table:table-cell>
          <table:table-cell office:value-type="float" office:value="139347.999999995" calcext:value-type="float">
            <text:p>139347.999999995</text:p>
          </table:table-cell>
        </table:table-row>
        <table:table-row table:style-name="ro1">
          <table:table-cell table:number-columns-repeated="11"/>
          <table:table-cell office:value-type="float" office:value="102859.999999998" calcext:value-type="float">
            <text:p>102859.999999998</text:p>
          </table:table-cell>
          <table:table-cell office:value-type="float" office:value="109187.999999998" calcext:value-type="float">
            <text:p>109187.999999998</text:p>
          </table:table-cell>
          <table:table-cell office:value-type="float" office:value="114187.999999995" calcext:value-type="float">
            <text:p>114187.999999995</text:p>
          </table:table-cell>
          <table:table-cell office:value-type="float" office:value="120947.999999999" calcext:value-type="float">
            <text:p>120947.999999999</text:p>
          </table:table-cell>
          <table:table-cell office:value-type="float" office:value="124544.000000002" calcext:value-type="float">
            <text:p>124544.000000002</text:p>
          </table:table-cell>
          <table:table-cell office:value-type="float" office:value="131267.999999993" calcext:value-type="float">
            <text:p>131267.999999993</text:p>
          </table:table-cell>
          <table:table-cell office:value-type="float" office:value="135027.999999995" calcext:value-type="float">
            <text:p>135027.999999995</text:p>
          </table:table-cell>
          <table:table-cell office:value-type="float" office:value="143307.999999998" calcext:value-type="float">
            <text:p>143307.999999998</text:p>
          </table:table-cell>
          <table:table-cell office:value-type="float" office:value="149059.999999999" calcext:value-type="float">
            <text:p>149059.999999999</text:p>
          </table:table-cell>
        </table:table-row>
        <table:table-row table:style-name="ro1">
          <table:table-cell table:number-columns-repeated="12"/>
          <table:table-cell office:value-type="float" office:value="113623.999999994" calcext:value-type="float">
            <text:p>113623.999999994</text:p>
          </table:table-cell>
          <table:table-cell office:value-type="float" office:value="120504.000000015" calcext:value-type="float">
            <text:p>120504.000000015</text:p>
          </table:table-cell>
          <table:table-cell office:value-type="float" office:value="126504.000000001" calcext:value-type="float">
            <text:p>126504.000000001</text:p>
          </table:table-cell>
          <table:table-cell office:value-type="float" office:value="134704.00000001" calcext:value-type="float">
            <text:p>134704.00000001</text:p>
          </table:table-cell>
          <table:table-cell office:value-type="float" office:value="139887.999999999" calcext:value-type="float">
            <text:p>139887.999999999</text:p>
          </table:table-cell>
          <table:table-cell office:value-type="float" office:value="146055.999999994" calcext:value-type="float">
            <text:p>146055.999999994</text:p>
          </table:table-cell>
          <table:table-cell office:value-type="float" office:value="150304.000000006" calcext:value-type="float">
            <text:p>150304.000000006</text:p>
          </table:table-cell>
          <table:table-cell office:value-type="float" office:value="155148.000000001" calcext:value-type="float">
            <text:p>155148.000000001</text:p>
          </table:table-cell>
        </table:table-row>
        <table:table-row table:style-name="ro1">
          <table:table-cell table:number-columns-repeated="13"/>
          <table:table-cell office:value-type="float" office:value="128188.000000016" calcext:value-type="float">
            <text:p>128188.000000016</text:p>
          </table:table-cell>
          <table:table-cell office:value-type="float" office:value="136420.000000008" calcext:value-type="float">
            <text:p>136420.000000008</text:p>
          </table:table-cell>
          <table:table-cell office:value-type="float" office:value="142691.999999993" calcext:value-type="float">
            <text:p>142691.999999993</text:p>
          </table:table-cell>
          <table:table-cell office:value-type="float" office:value="146767.999999984" calcext:value-type="float">
            <text:p>146767.999999984</text:p>
          </table:table-cell>
          <table:table-cell office:value-type="float" office:value="152975.999999985" calcext:value-type="float">
            <text:p>152975.999999985</text:p>
          </table:table-cell>
          <table:table-cell office:value-type="float" office:value="159360" calcext:value-type="float">
            <text:p>159360</text:p>
          </table:table-cell>
          <table:table-cell office:value-type="float" office:value="166399.999999989" calcext:value-type="float">
            <text:p>166399.999999989</text:p>
          </table:table-cell>
        </table:table-row>
        <table:table-row table:style-name="ro1">
          <table:table-cell table:number-columns-repeated="14"/>
          <table:table-cell office:value-type="float" office:value="140007.999999998" calcext:value-type="float">
            <text:p>140007.999999998</text:p>
          </table:table-cell>
          <table:table-cell office:value-type="float" office:value="150520.000000007" calcext:value-type="float">
            <text:p>150520.000000007</text:p>
          </table:table-cell>
          <table:table-cell office:value-type="float" office:value="151040.000000009" calcext:value-type="float">
            <text:p>151040.000000009</text:p>
          </table:table-cell>
          <table:table-cell office:value-type="float" office:value="166579.999999996" calcext:value-type="float">
            <text:p>166579.999999996</text:p>
          </table:table-cell>
          <table:table-cell office:value-type="float" office:value="173252.000000002" calcext:value-type="float">
            <text:p>173252.000000002</text:p>
          </table:table-cell>
          <table:table-cell office:value-type="float" office:value="176663.999999995" calcext:value-type="float">
            <text:p>176663.999999995</text:p>
          </table:table-cell>
        </table:table-row>
        <table:table-row table:style-name="ro1">
          <table:table-cell table:number-columns-repeated="15"/>
          <table:table-cell office:value-type="float" office:value="158216.000000007" calcext:value-type="float">
            <text:p>158216.000000007</text:p>
          </table:table-cell>
          <table:table-cell office:value-type="float" office:value="166012.000000002" calcext:value-type="float">
            <text:p>166012.000000002</text:p>
          </table:table-cell>
          <table:table-cell office:value-type="float" office:value="173252.000000002" calcext:value-type="float">
            <text:p>173252.000000002</text:p>
          </table:table-cell>
          <table:table-cell office:value-type="float" office:value="178896.000000002" calcext:value-type="float">
            <text:p>178896.000000002</text:p>
          </table:table-cell>
          <table:table-cell office:value-type="float" office:value="186039.999999998" calcext:value-type="float">
            <text:p>186039.999999998</text:p>
          </table:table-cell>
        </table:table-row>
        <table:table-row table:style-name="ro1">
          <table:table-cell table:number-columns-repeated="16"/>
          <table:table-cell office:value-type="float" office:value="175751.999999996" calcext:value-type="float">
            <text:p>175751.999999996</text:p>
          </table:table-cell>
          <table:table-cell office:value-type="float" office:value="179380.000000009" calcext:value-type="float">
            <text:p>179380.000000009</text:p>
          </table:table-cell>
          <table:table-cell office:value-type="float" office:value="187943.999999991" calcext:value-type="float">
            <text:p>187943.999999991</text:p>
          </table:table-cell>
          <table:table-cell office:value-type="float" office:value="194475.999999995" calcext:value-type="float">
            <text:p>194475.999999995</text:p>
          </table:table-cell>
        </table:table-row>
        <table:table-row table:style-name="ro1">
          <table:table-cell table:number-columns-repeated="17"/>
          <table:table-cell office:value-type="float" office:value="189108.000000005" calcext:value-type="float">
            <text:p>189108.000000005</text:p>
          </table:table-cell>
          <table:table-cell office:value-type="float" office:value="197903.999999998" calcext:value-type="float">
            <text:p>197903.999999998</text:p>
          </table:table-cell>
          <table:table-cell office:value-type="float" office:value="206835.999999999" calcext:value-type="float">
            <text:p>206835.999999999</text:p>
          </table:table-cell>
        </table:table-row>
        <table:table-row table:style-name="ro1">
          <table:table-cell table:number-columns-repeated="18"/>
          <table:table-cell office:value-type="float" office:value="203480.000000003" calcext:value-type="float">
            <text:p>203480.000000003</text:p>
          </table:table-cell>
          <table:table-cell office:value-type="float" office:value="212640.000000004" calcext:value-type="float">
            <text:p>212640.000000004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2"/>
          <table:table-cell office:value-type="float" office:value="15944.0000000011" calcext:value-type="float">
            <text:p>15944.000000001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6171.9999999954" calcext:value-type="float">
            <text:p>26171.9999999954</text:p>
          </table:table-cell>
          <table:table-cell office:value-type="float" office:value="26556.0000000065" calcext:value-type="float">
            <text:p>26556.0000000065</text:p>
          </table:table-cell>
          <table:table-cell office:value-type="float" office:value="26867.9999999932" calcext:value-type="float">
            <text:p>26867.9999999932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38920.0000000045" calcext:value-type="float">
            <text:p>38920.0000000045</text:p>
          </table:table-cell>
          <table:table-cell office:value-type="float" office:value="38900.0000000017" calcext:value-type="float">
            <text:p>38900.0000000017</text:p>
          </table:table-cell>
          <table:table-cell office:value-type="float" office:value="40244.0000000048" calcext:value-type="float">
            <text:p>40244.0000000048</text:p>
          </table:table-cell>
          <table:table-cell office:value-type="float" office:value="42188.000000003" calcext:value-type="float">
            <text:p>42188.000000003</text:p>
          </table:table-cell>
          <table:table-cell office:value-type="float" office:value="39871.9999999919" calcext:value-type="float">
            <text:p>39871.9999999919</text:p>
          </table:table-cell>
          <table:table-cell office:value-type="float" office:value="42016.0000000003" calcext:value-type="float">
            <text:p>42016.0000000003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57952.0000000144" calcext:value-type="float">
            <text:p>57952.0000000144</text:p>
          </table:table-cell>
          <table:table-cell office:value-type="float" office:value="60552.0000000048" calcext:value-type="float">
            <text:p>60552.0000000048</text:p>
          </table:table-cell>
          <table:table-cell office:value-type="float" office:value="58931.9999999915" calcext:value-type="float">
            <text:p>58931.9999999915</text:p>
          </table:table-cell>
          <table:table-cell office:value-type="float" office:value="60283.9999999993" calcext:value-type="float">
            <text:p>60283.9999999993</text:p>
          </table:table-cell>
          <table:table-cell office:value-type="float" office:value="58483.9999999964" calcext:value-type="float">
            <text:p>58483.9999999964</text:p>
          </table:table-cell>
          <table:table-cell office:value-type="float" office:value="61047.9999999924" calcext:value-type="float">
            <text:p>61047.9999999924</text:p>
          </table:table-cell>
          <table:table-cell office:value-type="float" office:value="63028.0000000027" calcext:value-type="float">
            <text:p>63028.0000000027</text:p>
          </table:table-cell>
          <table:table-cell office:value-type="float" office:value="61659.9999999856" calcext:value-type="float">
            <text:p>61659.9999999856</text:p>
          </table:table-cell>
          <table:table-cell office:value-type="float" office:value="61496.0000000053" calcext:value-type="float">
            <text:p>61496.0000000053</text:p>
          </table:table-cell>
          <table:table-cell office:value-type="float" office:value="61636.0000000071" calcext:value-type="float">
            <text:p>61636.000000007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79039.9999999991" calcext:value-type="float">
            <text:p>79039.9999999991</text:p>
          </table:table-cell>
          <table:table-cell office:value-type="float" office:value="79611.9999999689" calcext:value-type="float">
            <text:p>79611.9999999689</text:p>
          </table:table-cell>
          <table:table-cell office:value-type="float" office:value="76156.0000000117" calcext:value-type="float">
            <text:p>76156.0000000117</text:p>
          </table:table-cell>
          <table:table-cell office:value-type="float" office:value="80200.0000000191" calcext:value-type="float">
            <text:p>80200.0000000191</text:p>
          </table:table-cell>
          <table:table-cell office:value-type="float" office:value="82867.9999999693" calcext:value-type="float">
            <text:p>82867.9999999693</text:p>
          </table:table-cell>
          <table:table-cell office:value-type="float" office:value="76367.9999999667" calcext:value-type="float">
            <text:p>76367.9999999667</text:p>
          </table:table-cell>
          <table:table-cell office:value-type="float" office:value="83784.0000000156" calcext:value-type="float">
            <text:p>83784.0000000156</text:p>
          </table:table-cell>
          <table:table-cell office:value-type="float" office:value="83372.0000000327" calcext:value-type="float">
            <text:p>83372.0000000327</text:p>
          </table:table-cell>
          <table:table-cell office:value-type="float" office:value="83236.0000000065" calcext:value-type="float">
            <text:p>83236.0000000065</text:p>
          </table:table-cell>
          <table:table-cell office:value-type="float" office:value="85340.0000000093" calcext:value-type="float">
            <text:p>85340.0000000093</text:p>
          </table:table-cell>
          <table:table-cell office:value-type="float" office:value="84347.9999999985" calcext:value-type="float">
            <text:p>84347.9999999985</text:p>
          </table:table-cell>
          <table:table-cell office:value-type="float" office:value="88128.0000000118" calcext:value-type="float">
            <text:p>88128.0000000118</text:p>
          </table:table-cell>
          <table:table-cell office:value-type="float" office:value="83668.0000000101" calcext:value-type="float">
            <text:p>83668.0000000101</text:p>
          </table:table-cell>
          <table:table-cell office:value-type="float" office:value="86891.9999999918" calcext:value-type="float">
            <text:p>86891.9999999918</text:p>
          </table:table-cell>
        </table:table-row>
        <table:table-row table:style-name="ro1">
          <table:table-cell table:number-columns-repeated="7"/>
          <table:table-cell office:value-type="float" office:value="107691.999999986" calcext:value-type="float">
            <text:p>107691.999999986</text:p>
          </table:table-cell>
          <table:table-cell office:value-type="float" office:value="109987.999999994" calcext:value-type="float">
            <text:p>109987.999999994</text:p>
          </table:table-cell>
          <table:table-cell office:value-type="float" office:value="102860.000000007" calcext:value-type="float">
            <text:p>102860.000000007</text:p>
          </table:table-cell>
          <table:table-cell office:value-type="float" office:value="106920.000000024" calcext:value-type="float">
            <text:p>106920.000000024</text:p>
          </table:table-cell>
          <table:table-cell office:value-type="float" office:value="106968.000000016" calcext:value-type="float">
            <text:p>106968.000000016</text:p>
          </table:table-cell>
          <table:table-cell office:value-type="float" office:value="104743.999999997" calcext:value-type="float">
            <text:p>104743.999999997</text:p>
          </table:table-cell>
          <table:table-cell office:value-type="float" office:value="112167.999999997" calcext:value-type="float">
            <text:p>112167.999999997</text:p>
          </table:table-cell>
          <table:table-cell office:value-type="float" office:value="111983.999999978" calcext:value-type="float">
            <text:p>111983.999999978</text:p>
          </table:table-cell>
          <table:table-cell office:value-type="float" office:value="109948.000000024" calcext:value-type="float">
            <text:p>109948.000000024</text:p>
          </table:table-cell>
          <table:table-cell office:value-type="float" office:value="112492.000000017" calcext:value-type="float">
            <text:p>112492.000000017</text:p>
          </table:table-cell>
          <table:table-cell office:value-type="float" office:value="117259.999999995" calcext:value-type="float">
            <text:p>117259.999999995</text:p>
          </table:table-cell>
          <table:table-cell office:value-type="float" office:value="109124.000000023" calcext:value-type="float">
            <text:p>109124.000000023</text:p>
          </table:table-cell>
          <table:table-cell office:value-type="float" office:value="113668.000000011" calcext:value-type="float">
            <text:p>113668.000000011</text:p>
          </table:table-cell>
        </table:table-row>
        <table:table-row table:style-name="ro1">
          <table:table-cell table:number-columns-repeated="8"/>
          <table:table-cell office:value-type="float" office:value="136591.999999993" calcext:value-type="float">
            <text:p>136591.999999993</text:p>
          </table:table-cell>
          <table:table-cell office:value-type="float" office:value="136612.000000014" calcext:value-type="float">
            <text:p>136612.000000014</text:p>
          </table:table-cell>
          <table:table-cell office:value-type="float" office:value="139648.000000001" calcext:value-type="float">
            <text:p>139648.000000001</text:p>
          </table:table-cell>
          <table:table-cell office:value-type="float" office:value="137775.999999974" calcext:value-type="float">
            <text:p>137775.999999974</text:p>
          </table:table-cell>
          <table:table-cell office:value-type="float" office:value="140719.999999988" calcext:value-type="float">
            <text:p>140719.999999988</text:p>
          </table:table-cell>
          <table:table-cell office:value-type="float" office:value="136015.999999977" calcext:value-type="float">
            <text:p>136015.999999977</text:p>
          </table:table-cell>
          <table:table-cell office:value-type="float" office:value="139275.999999988" calcext:value-type="float">
            <text:p>139275.999999988</text:p>
          </table:table-cell>
          <table:table-cell office:value-type="float" office:value="143412.000000005" calcext:value-type="float">
            <text:p>143412.000000005</text:p>
          </table:table-cell>
          <table:table-cell office:value-type="float" office:value="138408.000000005" calcext:value-type="float">
            <text:p>138408.000000005</text:p>
          </table:table-cell>
          <table:table-cell office:value-type="float" office:value="149568.000000002" calcext:value-type="float">
            <text:p>149568.000000002</text:p>
          </table:table-cell>
          <table:table-cell office:value-type="float" office:value="141131.999999971" calcext:value-type="float">
            <text:p>141131.999999971</text:p>
          </table:table-cell>
          <table:table-cell office:value-type="float" office:value="140024.000000025" calcext:value-type="float">
            <text:p>140024.000000025</text:p>
          </table:table-cell>
        </table:table-row>
        <table:table-row table:style-name="ro1">
          <table:table-cell table:number-columns-repeated="9"/>
          <table:table-cell office:value-type="float" office:value="175763.999999994" calcext:value-type="float">
            <text:p>175763.999999994</text:p>
          </table:table-cell>
          <table:table-cell office:value-type="float" office:value="174008.000000008" calcext:value-type="float">
            <text:p>174008.000000008</text:p>
          </table:table-cell>
          <table:table-cell office:value-type="float" office:value="176543.999999979" calcext:value-type="float">
            <text:p>176543.999999979</text:p>
          </table:table-cell>
          <table:table-cell office:value-type="float" office:value="175148.000000007" calcext:value-type="float">
            <text:p>175148.000000007</text:p>
          </table:table-cell>
          <table:table-cell office:value-type="float" office:value="177580.000000006" calcext:value-type="float">
            <text:p>177580.000000006</text:p>
          </table:table-cell>
          <table:table-cell office:value-type="float" office:value="182012" calcext:value-type="float">
            <text:p>182012</text:p>
          </table:table-cell>
          <table:table-cell office:value-type="float" office:value="177896.000000004" calcext:value-type="float">
            <text:p>177896.000000004</text:p>
          </table:table-cell>
          <table:table-cell office:value-type="float" office:value="178088.00000001" calcext:value-type="float">
            <text:p>178088.00000001</text:p>
          </table:table-cell>
          <table:table-cell office:value-type="float" office:value="177359.999999993" calcext:value-type="float">
            <text:p>177359.999999993</text:p>
          </table:table-cell>
          <table:table-cell office:value-type="float" office:value="177371.999999991" calcext:value-type="float">
            <text:p>177371.999999991</text:p>
          </table:table-cell>
          <table:table-cell office:value-type="float" office:value="178015.999999985" calcext:value-type="float">
            <text:p>178015.999999985</text:p>
          </table:table-cell>
        </table:table-row>
        <table:table-row table:style-name="ro1">
          <table:table-cell table:number-columns-repeated="10"/>
          <table:table-cell office:value-type="float" office:value="216947.999999988" calcext:value-type="float">
            <text:p>216947.999999988</text:p>
          </table:table-cell>
          <table:table-cell office:value-type="float" office:value="215348.000000013" calcext:value-type="float">
            <text:p>215348.000000013</text:p>
          </table:table-cell>
          <table:table-cell office:value-type="float" office:value="223167.999999987" calcext:value-type="float">
            <text:p>223167.999999987</text:p>
          </table:table-cell>
          <table:table-cell office:value-type="float" office:value="217612.000000003" calcext:value-type="float">
            <text:p>217612.000000003</text:p>
          </table:table-cell>
          <table:table-cell office:value-type="float" office:value="222687.999999991" calcext:value-type="float">
            <text:p>222687.999999991</text:p>
          </table:table-cell>
          <table:table-cell office:value-type="float" office:value="219343.999999992" calcext:value-type="float">
            <text:p>219343.999999992</text:p>
          </table:table-cell>
          <table:table-cell office:value-type="float" office:value="224644.000000005" calcext:value-type="float">
            <text:p>224644.000000005</text:p>
          </table:table-cell>
          <table:table-cell office:value-type="float" office:value="227988.000000003" calcext:value-type="float">
            <text:p>227988.000000003</text:p>
          </table:table-cell>
          <table:table-cell office:value-type="float" office:value="226571.999999976" calcext:value-type="float">
            <text:p>226571.999999976</text:p>
          </table:table-cell>
          <table:table-cell office:value-type="float" office:value="225012.000000007" calcext:value-type="float">
            <text:p>225012.000000007</text:p>
          </table:table-cell>
        </table:table-row>
        <table:table-row table:style-name="ro1">
          <table:table-cell table:number-columns-repeated="11"/>
          <table:table-cell office:value-type="float" office:value="272787.999999977" calcext:value-type="float">
            <text:p>272787.999999977</text:p>
          </table:table-cell>
          <table:table-cell office:value-type="float" office:value="266891.999999999" calcext:value-type="float">
            <text:p>266891.999999999</text:p>
          </table:table-cell>
          <table:table-cell office:value-type="float" office:value="271764.000000019" calcext:value-type="float">
            <text:p>271764.000000019</text:p>
          </table:table-cell>
          <table:table-cell office:value-type="float" office:value="270043.999999992" calcext:value-type="float">
            <text:p>270043.999999992</text:p>
          </table:table-cell>
          <table:table-cell office:value-type="float" office:value="273183.999999986" calcext:value-type="float">
            <text:p>273183.999999986</text:p>
          </table:table-cell>
          <table:table-cell office:value-type="float" office:value="274007.999999988" calcext:value-type="float">
            <text:p>274007.999999988</text:p>
          </table:table-cell>
          <table:table-cell office:value-type="float" office:value="270152.00000001" calcext:value-type="float">
            <text:p>270152.00000001</text:p>
          </table:table-cell>
          <table:table-cell office:value-type="float" office:value="270539.999999997" calcext:value-type="float">
            <text:p>270539.999999997</text:p>
          </table:table-cell>
          <table:table-cell office:value-type="float" office:value="280404.000000019" calcext:value-type="float">
            <text:p>280404.000000019</text:p>
          </table:table-cell>
        </table:table-row>
        <table:table-row table:style-name="ro1">
          <table:table-cell table:number-columns-repeated="12"/>
          <table:table-cell office:value-type="float" office:value="331976.000000012" calcext:value-type="float">
            <text:p>331976.000000012</text:p>
          </table:table-cell>
          <table:table-cell office:value-type="float" office:value="328880.000000034" calcext:value-type="float">
            <text:p>328880.000000034</text:p>
          </table:table-cell>
          <table:table-cell office:value-type="float" office:value="331368.000000012" calcext:value-type="float">
            <text:p>331368.000000012</text:p>
          </table:table-cell>
          <table:table-cell office:value-type="float" office:value="326348.000000003" calcext:value-type="float">
            <text:p>326348.000000003</text:p>
          </table:table-cell>
          <table:table-cell office:value-type="float" office:value="324139.999999993" calcext:value-type="float">
            <text:p>324139.999999993</text:p>
          </table:table-cell>
          <table:table-cell office:value-type="float" office:value="330199.999999969" calcext:value-type="float">
            <text:p>330199.999999969</text:p>
          </table:table-cell>
          <table:table-cell office:value-type="float" office:value="335639.999999984" calcext:value-type="float">
            <text:p>335639.999999984</text:p>
          </table:table-cell>
          <table:table-cell office:value-type="float" office:value="332140.00000001" calcext:value-type="float">
            <text:p>332140.00000001</text:p>
          </table:table-cell>
        </table:table-row>
        <table:table-row table:style-name="ro1">
          <table:table-cell table:number-columns-repeated="13"/>
          <table:table-cell office:value-type="float" office:value="395864.00000001" calcext:value-type="float">
            <text:p>395864.00000001</text:p>
          </table:table-cell>
          <table:table-cell office:value-type="float" office:value="388479.99999998" calcext:value-type="float">
            <text:p>388479.99999998</text:p>
          </table:table-cell>
          <table:table-cell office:value-type="float" office:value="392288.000000001" calcext:value-type="float">
            <text:p>392288.000000001</text:p>
          </table:table-cell>
          <table:table-cell office:value-type="float" office:value="398780.000000016" calcext:value-type="float">
            <text:p>398780.000000016</text:p>
          </table:table-cell>
          <table:table-cell office:value-type="float" office:value="393416.000000002" calcext:value-type="float">
            <text:p>393416.000000002</text:p>
          </table:table-cell>
          <table:table-cell office:value-type="float" office:value="395836.000000003" calcext:value-type="float">
            <text:p>395836.000000003</text:p>
          </table:table-cell>
          <table:table-cell office:value-type="float" office:value="394399.99999999" calcext:value-type="float">
            <text:p>394399.99999999</text:p>
          </table:table-cell>
        </table:table-row>
        <table:table-row table:style-name="ro1">
          <table:table-cell table:number-columns-repeated="14"/>
          <table:table-cell office:value-type="float" office:value="467388" calcext:value-type="float">
            <text:p>467388</text:p>
          </table:table-cell>
          <table:table-cell office:value-type="float" office:value="463495.999999992" calcext:value-type="float">
            <text:p>463495.999999992</text:p>
          </table:table-cell>
          <table:table-cell office:value-type="float" office:value="473691.999999986" calcext:value-type="float">
            <text:p>473691.999999986</text:p>
          </table:table-cell>
          <table:table-cell office:value-type="float" office:value="465883.999999974" calcext:value-type="float">
            <text:p>465883.999999974</text:p>
          </table:table-cell>
          <table:table-cell office:value-type="float" office:value="473607.999999999" calcext:value-type="float">
            <text:p>473607.999999999</text:p>
          </table:table-cell>
          <table:table-cell office:value-type="float" office:value="467932.000000033" calcext:value-type="float">
            <text:p>467932.000000033</text:p>
          </table:table-cell>
        </table:table-row>
        <table:table-row table:style-name="ro1">
          <table:table-cell table:number-columns-repeated="15"/>
          <table:table-cell office:value-type="float" office:value="555547.999999959" calcext:value-type="float">
            <text:p>555547.999999959</text:p>
          </table:table-cell>
          <table:table-cell office:value-type="float" office:value="546924.000000004" calcext:value-type="float">
            <text:p>546924.000000004</text:p>
          </table:table-cell>
          <table:table-cell office:value-type="float" office:value="551111.999999989" calcext:value-type="float">
            <text:p>551111.999999989</text:p>
          </table:table-cell>
          <table:table-cell office:value-type="float" office:value="554243.999999997" calcext:value-type="float">
            <text:p>554243.999999997</text:p>
          </table:table-cell>
          <table:table-cell office:value-type="float" office:value="548764.000000048" calcext:value-type="float">
            <text:p>548764.000000048</text:p>
          </table:table-cell>
        </table:table-row>
        <table:table-row table:style-name="ro1">
          <table:table-cell table:number-columns-repeated="16"/>
          <table:table-cell office:value-type="float" office:value="650900.00000005" calcext:value-type="float">
            <text:p>650900.00000005</text:p>
          </table:table-cell>
          <table:table-cell office:value-type="float" office:value="638024.000000002" calcext:value-type="float">
            <text:p>638024.000000002</text:p>
          </table:table-cell>
          <table:table-cell office:value-type="float" office:value="647120.000000001" calcext:value-type="float">
            <text:p>647120.000000001</text:p>
          </table:table-cell>
          <table:table-cell office:value-type="float" office:value="645700.000000033" calcext:value-type="float">
            <text:p>645700.000000033</text:p>
          </table:table-cell>
        </table:table-row>
        <table:table-row table:style-name="ro1">
          <table:table-cell table:number-columns-repeated="17"/>
          <table:table-cell office:value-type="float" office:value="748388.00000002" calcext:value-type="float">
            <text:p>748388.00000002</text:p>
          </table:table-cell>
          <table:table-cell office:value-type="float" office:value="747811.999999968" calcext:value-type="float">
            <text:p>747811.999999968</text:p>
          </table:table-cell>
          <table:table-cell office:value-type="float" office:value="753443.999999988" calcext:value-type="float">
            <text:p>753443.999999988</text:p>
          </table:table-cell>
        </table:table-row>
        <table:table-row table:style-name="ro1">
          <table:table-cell table:number-columns-repeated="18"/>
          <table:table-cell office:value-type="float" office:value="860711.999999992" calcext:value-type="float">
            <text:p>860711.999999992</text:p>
          </table:table-cell>
          <table:table-cell office:value-type="float" office:value="863331.999999986" calcext:value-type="float">
            <text:p>863331.9999999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document-statistic meta:table-count="1" meta:cell-count="248" meta:object-count="0"/>
    <meta:generator>LibreOffice/6.3.1.2$Windows_X86_64 LibreOffice_project/b79626edf0065ac373bd1df5c28bd630b4424273</meta:generator>
  </office:meta>
</office:document-meta>
</file>